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Oblicua"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itle">
      <style:text-properties officeooo:rsid="001337fc" officeooo:paragraph-rsid="001337fc"/>
    </style:style>
    <style:style style:name="P2" style:family="paragraph" style:parent-style-name="Text_20_body">
      <style:text-properties officeooo:rsid="001337fc" officeooo:paragraph-rsid="001337fc"/>
    </style:style>
    <style:style style:name="P3" style:family="paragraph" style:parent-style-name="Text_20_body">
      <style:text-properties officeooo:paragraph-rsid="00173af2"/>
    </style:style>
    <style:style style:name="P4" style:family="paragraph" style:parent-style-name="Text_20_body">
      <style:text-properties officeooo:paragraph-rsid="0017d8b5"/>
    </style:style>
    <style:style style:name="P5" style:family="paragraph" style:parent-style-name="Text_20_body">
      <style:text-properties officeooo:paragraph-rsid="00186026"/>
    </style:style>
    <style:style style:name="P6" style:family="paragraph" style:parent-style-name="Text_20_body">
      <style:text-properties officeooo:paragraph-rsid="001a8a71"/>
    </style:style>
    <style:style style:name="P7" style:family="paragraph" style:parent-style-name="Text_20_body">
      <style:text-properties officeooo:paragraph-rsid="001b064f"/>
    </style:style>
    <style:style style:name="P8" style:family="paragraph" style:parent-style-name="Text_20_body">
      <style:text-properties officeooo:paragraph-rsid="001c85b7"/>
    </style:style>
    <style:style style:name="P9" style:family="paragraph" style:parent-style-name="Text_20_body">
      <style:text-properties officeooo:paragraph-rsid="001ed713"/>
    </style:style>
    <style:style style:name="P10" style:family="paragraph" style:parent-style-name="Text_20_body">
      <style:text-properties officeooo:paragraph-rsid="0022bfb6"/>
    </style:style>
    <style:style style:name="P11" style:family="paragraph" style:parent-style-name="Text_20_body">
      <style:text-properties officeooo:paragraph-rsid="0024b674"/>
    </style:style>
    <style:style style:name="P12" style:family="paragraph" style:parent-style-name="Text_20_body">
      <style:text-properties officeooo:paragraph-rsid="00266659"/>
    </style:style>
    <style:style style:name="P13" style:family="paragraph" style:parent-style-name="Text_20_body">
      <style:text-properties officeooo:paragraph-rsid="00298201"/>
    </style:style>
    <style:style style:name="P14" style:family="paragraph" style:parent-style-name="Text_20_body">
      <style:text-properties officeooo:paragraph-rsid="002ada11"/>
    </style:style>
    <style:style style:name="P15" style:family="paragraph" style:parent-style-name="Text_20_body">
      <style:text-properties officeooo:paragraph-rsid="002af541"/>
    </style:style>
    <style:style style:name="P16" style:family="paragraph" style:parent-style-name="Text_20_body">
      <style:text-properties officeooo:paragraph-rsid="0033217a"/>
    </style:style>
    <style:style style:name="P17" style:family="paragraph" style:parent-style-name="Text_20_body">
      <style:text-properties officeooo:paragraph-rsid="0034307b"/>
    </style:style>
    <style:style style:name="P18" style:family="paragraph" style:parent-style-name="Text_20_body">
      <style:text-properties officeooo:paragraph-rsid="0036b779"/>
    </style:style>
    <style:style style:name="P19" style:family="paragraph" style:parent-style-name="Text_20_body">
      <style:text-properties officeooo:paragraph-rsid="0037d9bf"/>
    </style:style>
    <style:style style:name="P20" style:family="paragraph" style:parent-style-name="Text_20_body">
      <style:text-properties officeooo:paragraph-rsid="0039110b"/>
    </style:style>
    <style:style style:name="P21" style:family="paragraph" style:parent-style-name="Text_20_body">
      <style:text-properties officeooo:paragraph-rsid="003a91cf"/>
    </style:style>
    <style:style style:name="P22" style:family="paragraph" style:parent-style-name="Text_20_body">
      <style:text-properties officeooo:paragraph-rsid="00463839"/>
    </style:style>
    <style:style style:name="P23" style:family="paragraph" style:parent-style-name="Text_20_body">
      <style:text-properties officeooo:paragraph-rsid="00468913"/>
    </style:style>
    <style:style style:name="P24" style:family="paragraph" style:parent-style-name="Text_20_body">
      <style:text-properties officeooo:rsid="004ac5ca" officeooo:paragraph-rsid="004ac5ca"/>
    </style:style>
    <style:style style:name="P25" style:family="paragraph" style:parent-style-name="Text_20_body">
      <style:text-properties officeooo:rsid="004b1a49" officeooo:paragraph-rsid="004b1a49"/>
    </style:style>
    <style:style style:name="P26" style:family="paragraph" style:parent-style-name="Text_20_body">
      <style:text-properties officeooo:rsid="004be275" officeooo:paragraph-rsid="004be275"/>
    </style:style>
    <style:style style:name="P27" style:family="paragraph" style:parent-style-name="Text_20_body">
      <style:text-properties officeooo:rsid="004cd270" officeooo:paragraph-rsid="004cd270"/>
    </style:style>
    <style:style style:name="P28" style:family="paragraph" style:parent-style-name="Text_20_body">
      <style:text-properties officeooo:rsid="004e3207" officeooo:paragraph-rsid="004e3207"/>
    </style:style>
    <style:style style:name="P29" style:family="paragraph" style:parent-style-name="Text_20_body">
      <style:text-properties officeooo:rsid="00504143" officeooo:paragraph-rsid="00504143"/>
    </style:style>
    <style:style style:name="P30" style:family="paragraph" style:parent-style-name="Text_20_body">
      <style:text-properties officeooo:rsid="00523458" officeooo:paragraph-rsid="00523458"/>
    </style:style>
    <style:style style:name="P31" style:family="paragraph" style:parent-style-name="Text_20_body">
      <style:text-properties officeooo:rsid="00537c40" officeooo:paragraph-rsid="00537c40"/>
    </style:style>
    <style:style style:name="P32" style:family="paragraph" style:parent-style-name="Text_20_body">
      <style:text-properties officeooo:rsid="0054f13b" officeooo:paragraph-rsid="0054f13b"/>
    </style:style>
    <style:style style:name="P33" style:family="paragraph" style:parent-style-name="Text_20_body">
      <style:text-properties officeooo:rsid="0054f13b" officeooo:paragraph-rsid="0055b346"/>
    </style:style>
    <style:style style:name="P34" style:family="paragraph" style:parent-style-name="Text_20_body">
      <style:text-properties officeooo:rsid="0055b346" officeooo:paragraph-rsid="0055b346"/>
    </style:style>
    <style:style style:name="P35" style:family="paragraph" style:parent-style-name="Code">
      <style:text-properties officeooo:paragraph-rsid="0017d8b5"/>
    </style:style>
    <style:style style:name="P36" style:family="paragraph" style:parent-style-name="Code">
      <style:text-properties officeooo:paragraph-rsid="001a8a71"/>
    </style:style>
    <style:style style:name="P37" style:family="paragraph" style:parent-style-name="Code">
      <style:text-properties officeooo:paragraph-rsid="001b064f"/>
    </style:style>
    <style:style style:name="P38" style:family="paragraph" style:parent-style-name="Code">
      <style:text-properties officeooo:paragraph-rsid="0022bfb6"/>
    </style:style>
    <style:style style:name="P39" style:family="paragraph" style:parent-style-name="Code">
      <style:text-properties officeooo:paragraph-rsid="002e6ad1"/>
    </style:style>
    <style:style style:name="P40" style:family="paragraph" style:parent-style-name="Code">
      <style:text-properties officeooo:paragraph-rsid="0034307b"/>
    </style:style>
    <style:style style:name="P41" style:family="paragraph" style:parent-style-name="Code">
      <style:text-properties officeooo:paragraph-rsid="0037d9bf"/>
    </style:style>
    <style:style style:name="P42" style:family="paragraph" style:parent-style-name="Text_20_body">
      <style:paragraph-properties fo:margin-left="1.251cm" fo:margin-right="0cm" fo:text-indent="0cm" style:auto-text-indent="false"/>
      <style:text-properties officeooo:paragraph-rsid="003a91cf"/>
    </style:style>
    <style:style style:name="P43" style:family="paragraph" style:parent-style-name="Code">
      <style:paragraph-properties fo:margin-left="2.501cm" fo:margin-right="0cm" fo:text-indent="0cm" style:auto-text-indent="false"/>
    </style:style>
    <style:style style:name="P44" style:family="paragraph" style:parent-style-name="Code">
      <style:paragraph-properties fo:margin-left="2.501cm" fo:margin-right="0cm" fo:text-indent="0cm" style:auto-text-indent="false"/>
      <style:text-properties officeooo:paragraph-rsid="003d1987"/>
    </style:style>
    <style:style style:name="P45" style:family="paragraph" style:parent-style-name="Code">
      <style:paragraph-properties fo:margin-top="0cm" fo:margin-bottom="0cm" loext:contextual-spacing="false" fo:line-height="100%" style:writing-mode="page"/>
    </style:style>
    <style:style style:name="P46" style:family="paragraph" style:parent-style-name="Text_20_body" style:list-style-name="L3">
      <style:text-properties officeooo:paragraph-rsid="0039110b"/>
    </style:style>
    <style:style style:name="P47" style:family="paragraph" style:parent-style-name="Text_20_body" style:list-style-name="L4">
      <style:text-properties officeooo:paragraph-rsid="003a91cf"/>
    </style:style>
    <style:style style:name="P48" style:family="paragraph" style:parent-style-name="Text_20_body" style:list-style-name="L4">
      <style:text-properties officeooo:paragraph-rsid="003c23dd"/>
    </style:style>
    <style:style style:name="P49" style:family="paragraph" style:parent-style-name="Text_20_body" style:list-style-name="L5">
      <style:text-properties officeooo:paragraph-rsid="0043fb93"/>
    </style:style>
    <style:style style:name="P50" style:family="paragraph" style:parent-style-name="Text_20_body" style:list-style-name="L5">
      <style:paragraph-properties fo:text-align="start" style:justify-single-word="false"/>
      <style:text-properties officeooo:paragraph-rsid="0041ecd1"/>
    </style:style>
    <style:style style:name="P51" style:family="paragraph" style:parent-style-name="Text_20_body">
      <style:text-properties officeooo:paragraph-rsid="00571683"/>
    </style:style>
    <style:style style:name="P52" style:family="paragraph" style:parent-style-name="Text_20_body">
      <style:text-properties officeooo:rsid="0055b346" officeooo:paragraph-rsid="0055b346"/>
    </style:style>
    <style:style style:name="P53" style:family="paragraph" style:parent-style-name="Code" style:list-style-name="L1">
      <style:text-properties officeooo:paragraph-rsid="00186026"/>
    </style:style>
    <style:style style:name="P54" style:family="paragraph" style:parent-style-name="Code" style:list-style-name="L2">
      <style:text-properties officeooo:paragraph-rsid="001c85b7"/>
    </style:style>
    <style:style style:name="P55" style:family="paragraph" style:parent-style-name="Code" style:list-style-name="L2">
      <style:text-properties officeooo:paragraph-rsid="001d10c0"/>
    </style:style>
    <style:style style:name="P56" style:family="paragraph" style:parent-style-name="Code" style:list-style-name="L5"/>
    <style:style style:name="P57" style:family="paragraph" style:parent-style-name="Heading_20_3">
      <style:text-properties officeooo:paragraph-rsid="0024b674"/>
    </style:style>
    <style:style style:name="P58" style:family="paragraph" style:parent-style-name="Heading_20_3">
      <style:text-properties officeooo:paragraph-rsid="0033217a"/>
    </style:style>
    <style:style style:name="P59" style:family="paragraph" style:parent-style-name="Heading_20_3">
      <style:text-properties officeooo:paragraph-rsid="0036b779"/>
    </style:style>
    <style:style style:name="P60" style:family="paragraph" style:parent-style-name="Heading_20_3">
      <style:text-properties officeooo:paragraph-rsid="0037d9bf"/>
    </style:style>
    <style:style style:name="P61" style:family="paragraph" style:parent-style-name="Heading_20_3">
      <style:text-properties officeooo:paragraph-rsid="00463839"/>
    </style:style>
    <style:style style:name="P62" style:family="paragraph" style:parent-style-name="Heading_20_3">
      <style:text-properties officeooo:rsid="004ac5ca" officeooo:paragraph-rsid="004ac5ca"/>
    </style:style>
    <style:style style:name="P63" style:family="paragraph" style:parent-style-name="Heading_20_3">
      <style:text-properties officeooo:rsid="00523458" officeooo:paragraph-rsid="00523458"/>
    </style:style>
    <style:style style:name="P64" style:family="paragraph" style:parent-style-name="Heading_20_2" style:list-style-name="">
      <style:text-properties officeooo:rsid="004ac5ca" officeooo:paragraph-rsid="004ac5ca"/>
    </style:style>
    <style:style style:name="P65" style:family="paragraph" style:parent-style-name="Heading_20_2">
      <style:text-properties officeooo:rsid="0054f13b" officeooo:paragraph-rsid="0054f13b"/>
    </style:style>
    <style:style style:name="P66" style:family="paragraph" style:parent-style-name="Heading_20_2">
      <style:paragraph-properties fo:break-before="page"/>
      <style:text-properties officeooo:rsid="004ac5ca" officeooo:paragraph-rsid="004ac5ca"/>
    </style:style>
    <style:style style:name="T1" style:family="text">
      <style:text-properties style:font-name="DejaVu Sans Condensed"/>
    </style:style>
    <style:style style:name="T2" style:family="text">
      <style:text-properties style:font-name="DejaVu Sans Condensed" officeooo:rsid="00173af2"/>
    </style:style>
    <style:style style:name="T3" style:family="text">
      <style:text-properties style:font-name="DejaVu Sans Condensed" officeooo:rsid="0017d8b5"/>
    </style:style>
    <style:style style:name="T4" style:family="text">
      <style:text-properties style:font-name="DejaVu Sans Condensed" officeooo:rsid="00186026"/>
    </style:style>
    <style:style style:name="T5" style:family="text">
      <style:text-properties style:font-name="DejaVu Sans Condensed" officeooo:rsid="001a8a71"/>
    </style:style>
    <style:style style:name="T6" style:family="text">
      <style:text-properties fo:font-size="10pt" fo:font-style="italic" fo:font-weight="bold" officeooo:rsid="0017d8b5" style:font-size-asian="10pt" style:font-style-asian="italic" style:font-weight-asian="bold" style:font-size-complex="10pt" style:font-style-complex="italic" style:font-weight-complex="bold"/>
    </style:style>
    <style:style style:name="T7" style:family="text">
      <style:text-properties fo:font-size="10pt" fo:font-style="italic" fo:font-weight="bold" officeooo:rsid="001a8a71" style:font-size-asian="10pt" style:font-style-asian="italic" style:font-weight-asian="bold" style:font-size-complex="10pt" style:font-style-complex="italic" style:font-weight-complex="bold"/>
    </style:style>
    <style:style style:name="T8" style:family="text">
      <style:text-properties fo:font-weight="bold" style:font-weight-asian="bold" style:font-weight-complex="bold"/>
    </style:style>
    <style:style style:name="T9" style:family="text">
      <style:text-properties fo:font-weight="bold" officeooo:rsid="0022bfb6" style:font-weight-asian="bold" style:font-weight-complex="bold"/>
    </style:style>
    <style:style style:name="T10" style:family="text">
      <style:text-properties fo:font-weight="bold" officeooo:rsid="003a91cf" style:font-weight-asian="bold" style:font-weight-complex="bold"/>
    </style:style>
    <style:style style:name="T11" style:family="text">
      <style:text-properties fo:font-weight="bold" officeooo:rsid="003f199b" style:font-weight-asian="bold" style:font-weight-complex="bold"/>
    </style:style>
    <style:style style:name="T12" style:family="text">
      <style:text-properties fo:font-style="italic" fo:font-weight="bold" officeooo:rsid="0022bfb6" style:font-style-asian="italic" style:font-weight-asian="bold" style:font-style-complex="italic" style:font-weight-complex="bold"/>
    </style:style>
    <style:style style:name="T13" style:family="text">
      <style:text-properties fo:font-style="italic" fo:font-weight="bold" officeooo:rsid="002ada11" style:font-style-asian="italic" style:font-weight-asian="bold" style:font-style-complex="italic" style:font-weight-complex="bold"/>
    </style:style>
    <style:style style:name="T14" style:family="text">
      <style:text-properties fo:font-style="italic" fo:font-weight="bold" officeooo:rsid="002af541" style:font-style-asian="italic" style:font-weight-asian="bold" style:font-style-complex="italic" style:font-weight-complex="bold"/>
    </style:style>
    <style:style style:name="T15" style:family="text">
      <style:text-properties fo:font-style="italic" style:text-underline-style="none" fo:font-weight="bold" officeooo:rsid="002ada11" style:font-style-asian="italic" style:font-weight-asian="bold" style:font-style-complex="italic" style:font-weight-complex="bold"/>
    </style:style>
    <style:style style:name="T16" style:family="text">
      <style:text-properties officeooo:rsid="00186026"/>
    </style:style>
    <style:style style:name="T17" style:family="text">
      <style:text-properties officeooo:rsid="001a8a71"/>
    </style:style>
    <style:style style:name="T18" style:family="text">
      <style:text-properties officeooo:rsid="001b064f"/>
    </style:style>
    <style:style style:name="T19" style:family="text">
      <style:text-properties officeooo:rsid="001c85b7"/>
    </style:style>
    <style:style style:name="T20" style:family="text">
      <style:text-properties officeooo:rsid="001d10c0"/>
    </style:style>
    <style:style style:name="T21" style:family="text">
      <style:text-properties officeooo:rsid="001eb115"/>
    </style:style>
    <style:style style:name="T22" style:family="text">
      <style:text-properties officeooo:rsid="001ed713"/>
    </style:style>
    <style:style style:name="T23" style:family="text">
      <style:text-properties officeooo:rsid="0022bfb6"/>
    </style:style>
    <style:style style:name="T24" style:family="text">
      <style:text-properties officeooo:rsid="0024b674"/>
    </style:style>
    <style:style style:name="T25" style:family="text">
      <style:text-properties officeooo:rsid="00266659"/>
    </style:style>
    <style:style style:name="T26" style:family="text">
      <style:text-properties officeooo:rsid="00298201"/>
    </style:style>
    <style:style style:name="T27" style:family="text">
      <style:text-properties officeooo:rsid="002ada11"/>
    </style:style>
    <style:style style:name="T28" style:family="text">
      <style:text-properties officeooo:rsid="002af541"/>
    </style:style>
    <style:style style:name="T29" style:family="text">
      <style:text-properties fo:font-style="normal" fo:font-weight="normal" officeooo:rsid="002af541" style:font-style-asian="normal" style:font-weight-asian="normal" style:font-style-complex="normal" style:font-weight-complex="normal"/>
    </style:style>
    <style:style style:name="T30" style:family="text">
      <style:text-properties officeooo:rsid="002e6ad1"/>
    </style:style>
    <style:style style:name="T31" style:family="text">
      <style:text-properties officeooo:rsid="0033217a"/>
    </style:style>
    <style:style style:name="T32" style:family="text">
      <style:text-properties officeooo:rsid="0034307b"/>
    </style:style>
    <style:style style:name="T33" style:family="text">
      <style:text-properties officeooo:rsid="0036b779"/>
    </style:style>
    <style:style style:name="T34" style:family="text">
      <style:text-properties officeooo:rsid="0037d9bf"/>
    </style:style>
    <style:style style:name="T35" style:family="text">
      <style:text-properties officeooo:rsid="0039110b"/>
    </style:style>
    <style:style style:name="T36" style:family="text">
      <style:text-properties officeooo:rsid="003a91cf"/>
    </style:style>
    <style:style style:name="T37" style:family="text">
      <style:text-properties officeooo:rsid="003c23dd"/>
    </style:style>
    <style:style style:name="T38" style:family="text">
      <style:text-properties officeooo:rsid="003d1987"/>
    </style:style>
    <style:style style:name="T39" style:family="text">
      <style:text-properties officeooo:rsid="003da978"/>
    </style:style>
    <style:style style:name="T40" style:family="text">
      <style:text-properties officeooo:rsid="003f199b"/>
    </style:style>
    <style:style style:name="T41" style:family="text">
      <style:text-properties officeooo:rsid="00433a18"/>
    </style:style>
    <style:style style:name="T42" style:family="text">
      <style:text-properties officeooo:rsid="00463839"/>
    </style:style>
    <style:style style:name="T43" style:family="text">
      <style:text-properties officeooo:rsid="00468913"/>
    </style:style>
    <style:style style:name="T44" style:family="text">
      <style:text-properties officeooo:rsid="004a1379"/>
    </style:style>
    <style:style style:name="T45" style:family="text">
      <style:text-properties officeooo:rsid="004b1a49"/>
    </style:style>
    <style:style style:name="T46" style:family="text">
      <style:text-properties officeooo:rsid="00537c40"/>
    </style:style>
    <style:style style:name="T47" style:family="text">
      <style:text-properties officeooo:rsid="0055b346"/>
    </style:style>
    <style:style style:name="T48" style:family="text">
      <style:text-properties officeooo:rsid="0056fcc0"/>
    </style:style>
    <style:style style:name="T49" style:family="text">
      <style:text-properties officeooo:rsid="005854b9"/>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untes Chef</text:p>
      <text:p text:style-name="Text_20_body">Instalamos el chef development kit en una máquina Linux. Podemos descargarlo de https://downloads.chef.io </text:p>
      <text:p text:style-name="Text_20_body"/>
      <text:p text:style-name="Text_20_body">Una vez instalado lo arrancamos con el comando:</text:p>
      <text:p text:style-name="Code"><text:span text:style-name="User_20_Entry">chef-client --local-mode</text:span></text:p>
      <text:p text:style-name="P2"><text:span text:style-name="User_20_Entry"/></text:p>
      <text:p text:style-name="Text_20_body"><text:span text:style-name="User_20_Entry"><text:span text:style-name="T1">Chef usa </text:span></text:span><text:span text:style-name="User_20_Entry"><text:span text:style-name="T2">"recipes" para configurar las máquinas. Las recipes están compuestas por bloques de código en Rub</text:span></text:span><text:span text:style-name="User_20_Entry"><text:span text:style-name="T5">y y cada uno de esos bloques realiza unas tareas especificas.</text:span></text:span></text:p>
      <text:p text:style-name="P6"><text:span text:style-name="User_20_Entry"><text:span text:style-name="T5"/></text:span></text:p>
      <text:h text:style-name="Heading_20_3" text:outline-level="3"><text:span text:style-name="User_20_Entry">Sección Package:</text:span></text:h>
      <text:p text:style-name="P6"><text:span text:style-name="User_20_Entry"><text:span text:style-name="T5">Desde la sección package se gestiona la instalación y configuración del software instalado. Un ejemplo sería:</text:span></text:span></text:p>
      <text:p text:style-name="P35"><text:span text:style-name="User_20_Entry"><text:span text:style-name="T7">p</text:span></text:span><text:span text:style-name="User_20_Entry"><text:span text:style-name="T6">ackage 'httpd' do</text:span></text:span></text:p>
      <text:p text:style-name="P35"><text:span text:style-name="User_20_Entry"><text:span text:style-name="T6"><text:tab/>action :install</text:span></text:span></text:p>
      <text:p text:style-name="P35"><text:span text:style-name="User_20_Entry"><text:span text:style-name="T6">end</text:span></text:span></text:p>
      <text:p text:style-name="P4"><text:span text:style-name="User_20_Entry"><text:span text:style-name="T3">La acción por defecto es ":install" por lo que el ejemplo anterior sin la línea anterior tendría idéntico resultado.</text:span></text:span></text:p>
      <text:p text:style-name="P5"><text:span text:style-name="User_20_Entry"><text:span text:style-name="T4">Las acciones de los paquetes son las siguientes:</text:span></text:span></text:p>
      <text:list xml:id="list860190261" text:style-name="L1">
        <text:list-item>
          <text:p text:style-name="P53"><text:span text:style-name="User_20_Entry"><text:span text:style-name="T16">:install (es la opción por defecto para el bloque package)</text:span></text:span></text:p>
        </text:list-item>
        <text:list-item>
          <text:p text:style-name="P53"><text:span text:style-name="User_20_Entry"><text:span text:style-name="T16">:nothing No se realiza nada hasta que otro recurso le notifica que realice alguna acción.</text:span></text:span></text:p>
        </text:list-item>
        <text:list-item>
          <text:p text:style-name="P53"><text:span text:style-name="User_20_Entry"><text:span text:style-name="T16">:purge Borra los ficheros de configuración y el paquete (sólo Debian)</text:span></text:span></text:p>
        </text:list-item>
        <text:list-item>
          <text:p text:style-name="P53"><text:span text:style-name="User_20_Entry"><text:span text:style-name="T16">:reconfig<text:tab/>Reconfigura el paquete.</text:span></text:span></text:p>
        </text:list-item>
        <text:list-item>
          <text:p text:style-name="P53"><text:span text:style-name="User_20_Entry"><text:span text:style-name="T16">:remove Borra el paquete</text:span></text:span></text:p>
        </text:list-item>
        <text:list-item>
          <text:p text:style-name="P53"><text:span text:style-name="User_20_Entry"><text:span text:style-name="T16">:upgrade Instala el paquete, y si ya está instalado lo actualiza a la última versión disponible.</text:span></text:span></text:p>
        </text:list-item>
      </text:list>
      <text:p text:style-name="P3"><text:span text:style-name="User_20_Entry"><text:span text:style-name="T2"/></text:span></text:p>
      <text:h text:style-name="Heading_20_3" text:outline-level="3"><text:span text:style-name="User_20_Entry">Sección service:</text:span></text:h>
      <text:p text:style-name="P6"><text:span text:style-name="User_20_Entry"><text:span text:style-name="T5">La sección service nos permite definir como se va a comportar el software instalado. Por ejemplo:</text:span></text:span></text:p>
      <text:p text:style-name="P36"><text:soft-page-break/><text:span text:style-name="User_20_Entry"><text:span text:style-name="T17">service 'httpd' do</text:span></text:span></text:p>
      <text:p text:style-name="P36"><text:span text:style-name="User_20_Entry"><text:span text:style-name="T17"><text:tab/>action [:enable, :start]</text:span></text:span></text:p>
      <text:p text:style-name="P36"><text:span text:style-name="User_20_Entry"><text:span text:style-name="T17">end</text:span></text:span></text:p>
      <text:p text:style-name="P36"><text:span text:style-name="User_20_Entry"/></text:p>
      <text:p text:style-name="P6"><text:span text:style-name="User_20_Entry"><text:span text:style-name="T17">El anterior bloque habilita el servidor web para que arranque automáticamente al iniciar el servidor, y lo arranca si está parado. El bloque que está entre [] es un array en Ruby, y nos permite pasar múltiples opciones dentro de un mismo bloque.</text:span></text:span></text:p>
      <text:p text:style-name="P7"><text:span text:style-name="User_20_Entry"><text:span text:style-name="T18">Otro ejemplo:</text:span></text:span></text:p>
      <text:p text:style-name="P37"><text:span text:style-name="User_20_Entry"><text:span text:style-name="T17">service 'httpd' do</text:span></text:span></text:p>
      <text:p text:style-name="P37"><text:span text:style-name="User_20_Entry"><text:span text:style-name="T18"><text:tab/>service_name 'httpd'</text:span></text:span></text:p>
      <text:p text:style-name="P37"><text:span text:style-name="User_20_Entry"><text:span text:style-name="T17"><text:tab/>action [:enable, :start]</text:span></text:span></text:p>
      <text:p text:style-name="P37"><text:span text:style-name="User_20_Entry"><text:span text:style-name="T17">end</text:span></text:span></text:p>
      <text:p text:style-name="P7"><text:span text:style-name="User_20_Entry"><text:span text:style-name="T18">En este ejemplo hemos añadido la línea service name. Esto nos permite tener un nombre de servicio distinto al nombre de recurso. En ese caso particular, las acciones se ejecutan sobre el proceso 'httpd' en vez de sobre el proceso apache. Si no se incluye, Chef entiende que el "resource name" y el "service name" son idénticos.</text:span></text:span></text:p>
      <text:p text:style-name="P8"><text:span text:style-name="User_20_Entry"><text:span text:style-name="T19">Las acciones disponibles para los servicios son las siguientes:</text:span></text:span></text:p>
      <text:list xml:id="list1090352191" text:style-name="L2">
        <text:list-item>
          <text:p text:style-name="P54"><text:span text:style-name="User_20_Entry"><text:span text:style-name="T19">:disable deshabilita el arranque del servicio durante el arranque del SO</text:span></text:span></text:p>
        </text:list-item>
        <text:list-item>
          <text:p text:style-name="P55"><text:span text:style-name="User_20_Entry"><text:span text:style-name="T20">:enable habilita el arranque del servicio durante el arranque del SO</text:span></text:span></text:p>
        </text:list-item>
        <text:list-item>
          <text:p text:style-name="P55"><text:span text:style-name="User_20_Entry"><text:span text:style-name="T16">:nothing No se realiza nada hasta que otro recurso le notifica que realice alguna acción. (Esta es la acción por defecto para el bloque service.)</text:span></text:span></text:p>
        </text:list-item>
        <text:list-item>
          <text:p text:style-name="P55"><text:span text:style-name="User_20_Entry"><text:span text:style-name="T20">:reload Recarga la configuración del servicio.</text:span></text:span></text:p>
        </text:list-item>
        <text:list-item>
          <text:p text:style-name="P55"><text:span text:style-name="User_20_Entry"><text:span text:style-name="T20">:start Arranca el servicio.</text:span></text:span></text:p>
        </text:list-item>
        <text:list-item>
          <text:p text:style-name="P55"><text:span text:style-name="User_20_Entry"><text:span text:style-name="T20">:restart reinicia el servicio.</text:span></text:span></text:p>
        </text:list-item>
        <text:list-item>
          <text:p text:style-name="P55"><text:span text:style-name="User_20_Entry"><text:span text:style-name="T20">:stop Para el serivicio.</text:span></text:span></text:p>
        </text:list-item>
      </text:list>
      <text:h text:style-name="Heading_20_3" text:outline-level="3"><text:span text:style-name="User_20_Entry">Sección file y notifies</text:span></text:h>
      <text:p text:style-name="Text_20_body"><text:span text:style-name="User_20_Entry">Para notificar a </text:span><text:span text:style-name="User_20_Entry"><text:span text:style-name="T21">otro recurso en la recipe de que se tiene que realizar una acción, está el evento "notifies" por ejemplo:</text:span></text:span></text:p>
      <text:p text:style-name="Code"><text:span text:style-name="User_20_Entry">file '/etc/httpd/vhost.conf' do</text:span></text:p>
      <text:p text:style-name="Code"><text:span text:style-name="User_20_Entry"><text:tab/>content 'fake vhost file'</text:span></text:p>
      <text:p text:style-name="Code"><text:span text:style-name="User_20_Entry"><text:tab/>notifies :restart, 'service[httpd]'</text:span></text:p>
      <text:p text:style-name="Code"><text:span text:style-name="User_20_Entry">end</text:span></text:p>
      <text:p text:style-name="P9"><text:soft-page-break/><text:span text:style-name="User_20_Entry"><text:span text:style-name="T22">El anterior bloque notifica al recurso de tipo service con nombre 'httpd' de que ha de ejecutar el evento :restart. Ojo, en este caso, 'httpd' es el nombre del recurso, no el servicio.</text:span></text:span></text:p>
      <text:p text:style-name="P13"><text:span text:style-name="User_20_Entry"><text:span text:style-name="T26">La acción por defecto para file es ":create"</text:span></text:span></text:p>
      <text:p text:style-name="P9"><text:span text:style-name="User_20_Entry"/></text:p>
      <text:h text:style-name="Heading_20_3" text:outline-level="3"><text:span text:style-name="User_20_Entry">Sección execute</text:span></text:h>
      <text:p text:style-name="P10"><text:span text:style-name="User_20_Entry"><text:span text:style-name="T23">Otro de los tipos de bloque disponibles es el bloque de "</text:span></text:span><text:span text:style-name="User_20_Entry"><text:span text:style-name="T12">execute</text:span></text:span><text:span text:style-name="User_20_Entry"><text:span text:style-name="T23">", que nos permite ejecutar comandos arbitrarios. Además estos bloques tienen las funciones "</text:span></text:span><text:span text:style-name="User_20_Entry"><text:span text:style-name="T9">not_if</text:span></text:span><text:span text:style-name="User_20_Entry"><text:span text:style-name="T23">" y "</text:span></text:span><text:span text:style-name="User_20_Entry"><text:span text:style-name="T9">only_if</text:span></text:span><text:span text:style-name="User_20_Entry"><text:span text:style-name="T23">" que nos permiten controlar su ejecución. Esto es porque la filosofía de chef es que todos los pasos de la receta se ejecutan o no para obtener un resultado deseado. Por ejemplo. Antes de ejecutarse la acción ":install" dentro <text:s/>de un bloque "package" chef comprueba si el paquete está ya instalado y no se ejecuta si ya lo está.</text:span></text:span></text:p>
      <text:p text:style-name="P10"><text:span text:style-name="User_20_Entry"><text:span text:style-name="T23">Ejemplos de execute:</text:span></text:span></text:p>
      <text:p text:style-name="Code"><text:span text:style-name="User_20_Entry">execute 'not-if-example' do</text:span></text:p>
      <text:p text:style-name="P38"><text:span text:style-name="User_20_Entry"><text:tab/>command '/usr/bin/echo "10.0.2.1 webserver01" &gt;&gt; /etc/hosts'</text:span></text:p>
      <text:p text:style-name="Code"><text:span text:style-name="User_20_Entry"><text:tab/>not_if 'test -z $(grep "10.0.2.1 webserver01" /etc/hosts)'</text:span></text:p>
      <text:p text:style-name="Code"><text:span text:style-name="User_20_Entry">end</text:span></text:p>
      <text:p text:style-name="P38"><text:span text:style-name="User_20_Entry"/></text:p>
      <text:p text:style-name="P38"><text:span text:style-name="User_20_Entry"><text:span text:style-name="T23">execute 'only-if-example' do</text:span></text:span></text:p>
      <text:p text:style-name="P38"><text:span text:style-name="User_20_Entry"><text:span text:style-name="T23"><text:tab/>command '/usr/bin/echo "10.0.2.1 webserver01" &gt;&gt; /etc/hosts'</text:span></text:span></text:p>
      <text:p text:style-name="P38"><text:span text:style-name="User_20_Entry"><text:tab/></text:span><text:span text:style-name="User_20_Entry"><text:span text:style-name="T23">only_if</text:span></text:span><text:span text:style-name="User_20_Entry"> 'test -z $(grep "10.0.2.1 webserver01" /etc/hosts)'</text:span></text:p>
      <text:p text:style-name="P38"><text:span text:style-name="User_20_Entry"><text:span text:style-name="T23">end</text:span></text:span></text:p>
      <text:p text:style-name="P39"><text:span text:style-name="User_20_Entry"><text:span text:style-name="T30">execute 'only-if-with-ruby-code' do</text:span></text:span></text:p>
      <text:p text:style-name="P39"><text:span text:style-name="User_20_Entry"><text:span text:style-name="T30"><text:tab/>command 'echo "test" &gt;&gt; /tmp/testfile'</text:span></text:span></text:p>
      <text:p text:style-name="P39"><text:span text:style-name="User_20_Entry"><text:span text:style-name="T30"><text:tab/>only_if { ::File.exists?('/tmp/testfile') }</text:span></text:span></text:p>
      <text:p text:style-name="P39"><text:span text:style-name="User_20_Entry"><text:span text:style-name="T30">end</text:span></text:span></text:p>
      <text:h text:style-name="P57" text:outline-level="3"><text:span text:style-name="User_20_Entry"><text:span text:style-name="T24">Actuar sobre más de un ítem en un bloque.</text:span></text:span></text:h>
      <text:p text:style-name="P11"><text:span text:style-name="User_20_Entry"><text:span text:style-name="T24">El siguiente código actúa sobre los paquetes httpd, vim, tree y emacs al mismo tiempo realizando la misma acción sin necesidad de escribir cuatro bloques de código casi idénticos.</text:span></text:span></text:p>
      <text:p text:style-name="Code"><text:span text:style-name="User_20_Entry">%w{httpd vim tree emacs}.each do |pkg|</text:span></text:p>
      <text:p text:style-name="Code"><text:span text:style-name="User_20_Entry"><text:tab/>package pkg do</text:span></text:p>
      <text:p text:style-name="Code"><text:soft-page-break/><text:span text:style-name="User_20_Entry"><text:tab/><text:tab/>action :upgrade</text:span></text:p>
      <text:p text:style-name="Code"><text:span text:style-name="User_20_Entry"><text:tab/>end</text:span></text:p>
      <text:p text:style-name="Code"><text:span text:style-name="User_20_Entry">end</text:span></text:p>
      <text:p text:style-name="P12"><text:span text:style-name="User_20_Entry"><text:span text:style-name="T25">%w{} es la forma de definir un array de "word" en ruby. Sería equivalente a escribir ['httpd', 'vim', 'tree', 'emacs'] sólo que un poco más cómodo.</text:span></text:span></text:p>
      <text:h text:style-name="Heading_20_3" text:outline-level="3"><text:span text:style-name="User_20_Entry">Ejecutando recipes localmente</text:span></text:h>
      <text:p text:style-name="P14"><text:span text:style-name="User_20_Entry"><text:span text:style-name="T27">La recipe la escribimos en un fichero .rb y a continuación ejecutamos el comando </text:span></text:span><text:span text:style-name="User_20_Entry"><text:span text:style-name="T13">"</text:span></text:span><text:span text:style-name="User_20_Entry"><text:span text:style-name="T15">ruby -c recipe.rb</text:span></text:span><text:span text:style-name="User_20_Entry"><text:span text:style-name="T13">"</text:span></text:span><text:span text:style-name="User_20_Entry"><text:span text:style-name="T27"> Esto comprueba la sintaxis de ruby, pero no la de chef.</text:span></text:span></text:p>
      <text:p text:style-name="P15"><text:span text:style-name="User_20_Entry"><text:span text:style-name="T28">El siguiente punto es ejecutar </text:span></text:span><text:span text:style-name="User_20_Entry"><text:span text:style-name="T14">"foodcritic</text:span></text:span><text:span text:style-name="User_20_Entry"><text:span text:style-name="T15"> recipe.rb</text:span></text:span><text:span text:style-name="User_20_Entry"><text:span text:style-name="T14">"</text:span></text:span><text:span text:style-name="User_20_Entry"><text:span text:style-name="T29"> este comando sí que comprueba la sintaxis de chef.</text:span></text:span></text:p>
      <text:p text:style-name="P15"><text:span text:style-name="User_20_Entry"><text:span text:style-name="T29">Finalmente ejecutamos la recipe con </text:span></text:span><text:span text:style-name="User_20_Entry"><text:span text:style-name="T14">"chef-client --local-mode recipe.rb"</text:span></text:span></text:p>
      <text:h text:style-name="P58" text:outline-level="3"><text:span text:style-name="User_20_Entry"><text:span text:style-name="T31">Las ordenes "notifies" y "subscribe"</text:span></text:span></text:h>
      <text:p text:style-name="P16"><text:span text:style-name="User_20_Entry"><text:span text:style-name="T31">La orden notifies,se comunica con otro recurso y le manda la orden que ha de ejecutar. Por ejemplo:</text:span></text:span></text:p>
      <text:p text:style-name="P16"><text:span text:style-name="User_20_Entry"/></text:p>
      <text:p text:style-name="Code"><text:span text:style-name="User_20_Entry">service "httpd" do</text:span></text:p>
      <text:p text:style-name="Code"><text:span text:style-name="User_20_Entry">end</text:span></text:p>
      <text:p text:style-name="Code"><text:span text:style-name="User_20_Entry"/></text:p>
      <text:p text:style-name="Code"><text:span text:style-name="User_20_Entry">cookbook_file "/etc/httpd/conf/httpd.conf" do</text:span></text:p>
      <text:p text:style-name="Code"><text:span text:style-name="User_20_Entry"><text:tab/>ownner 'root'</text:span></text:p>
      <text:p text:style-name="Code"><text:span text:style-name="User_20_Entry"><text:tab/>group 'root'</text:span></text:p>
      <text:p text:style-name="Code"><text:span text:style-name="User_20_Entry"><text:tab/>mode '0644'</text:span></text:p>
      <text:p text:style-name="Code"><text:span text:style-name="User_20_Entry"><text:tab/>source 'httpd.conf'</text:span></text:p>
      <text:p text:style-name="Code"><text:span text:style-name="User_20_Entry"><text:tab/>notifies :restart, "service[httpd]"</text:span></text:p>
      <text:p text:style-name="Code"><text:span text:style-name="User_20_Entry">end</text:span></text:p>
      <text:p text:style-name="P16"><text:span text:style-name="User_20_Entry"/></text:p>
      <text:p text:style-name="P16"><text:span text:style-name="User_20_Entry"><text:span text:style-name="T31">En el bloque de código anterior, el recurso de tipo "service" no tiene acción definida, y la acción por defecto de service es "nothing" que no hace nada hasta que otro recurso le notifica lo que ha de hacer. En este caso la notificación vendra del recurso </text:span></text:span><text:soft-page-break/><text:span text:style-name="User_20_Entry"><text:span text:style-name="T31">"cookbook_file", que se ejecuta cuando el contenido del fichero que tiene definido como source es diferente del fichero que monitoriza. Al ejecutarse la orden "notifies" le manda el comando :restart al recurso indicado, en este caso "service[httpd]"</text:span></text:span></text:p>
      <text:p text:style-name="P16"><text:span text:style-name="User_20_Entry"/></text:p>
      <text:p text:style-name="P17"><text:span text:style-name="User_20_Entry"><text:span text:style-name="T32">El el funcionamiento "subscribes" es el inverso, en este caso, cuando un recurso contien la orden "subscribes" en un principio no ejecuta la acción que tiene definida, sino que monitoriza la ejecución de otro recurso distinto y ejecuta la acción sobre sí mismo cuando el otro recurso es ejecutado.</text:span></text:span></text:p>
      <text:p text:style-name="P17"><text:span text:style-name="User_20_Entry"/></text:p>
      <text:p text:style-name="P17"><text:span text:style-name="User_20_Entry"><text:span text:style-name="T32">En este ejemplo, el recurso service monitoriza el recurso cookbook_file, y en el caso de que haya diferencias en el fichero source, el recurso service recarga su configuración (:reload).</text:span></text:span></text:p>
      <text:p text:style-name="P40"><text:span text:style-name="User_20_Entry">service "httpd" do</text:span></text:p>
      <text:p text:style-name="P40"><text:span text:style-name="User_20_Entry"><text:span text:style-name="T32"><text:tab/>subscribes :reload, "cookbook_file[/etc/httpd/conf/httpd.conf]"</text:span></text:span></text:p>
      <text:p text:style-name="P40"><text:span text:style-name="User_20_Entry">end</text:span></text:p>
      <text:p text:style-name="P40"><text:span text:style-name="User_20_Entry"/></text:p>
      <text:p text:style-name="P40"><text:span text:style-name="User_20_Entry">cookbook_file "/etc/httpd/conf/httpd.conf" do</text:span></text:p>
      <text:p text:style-name="P40"><text:span text:style-name="User_20_Entry"><text:tab/>ownner 'root'</text:span></text:p>
      <text:p text:style-name="P40"><text:span text:style-name="User_20_Entry"><text:tab/>group 'root'</text:span></text:p>
      <text:p text:style-name="P40"><text:span text:style-name="User_20_Entry"><text:tab/>mode '0644'</text:span></text:p>
      <text:p text:style-name="P40"><text:span text:style-name="User_20_Entry"><text:tab/>source 'httpd.conf'</text:span></text:p>
      <text:p text:style-name="P17"><text:span text:style-name="User_20_Entry"><text:span text:style-name="T32">end</text:span></text:span></text:p>
      <text:p text:style-name="P17"><text:span text:style-name="User_20_Entry"/></text:p>
      <text:h text:style-name="P59" text:outline-level="3"><text:span text:style-name="User_20_Entry"><text:span text:style-name="T33">Run lists</text:span></text:span></text:h>
      <text:p text:style-name="P18"><text:span text:style-name="User_20_Entry"><text:span text:style-name="T33">Una "run-list" es una lista de cookbooks/recipes que se ejecutarán en un nodo determinado.</text:span></text:span></text:p>
      <text:p text:style-name="P18"><text:span text:style-name="User_20_Entry"/></text:p>
      <text:p text:style-name="Code"><text:span text:style-name="User_20_Entry">run_list "recipe[base]","recipe[apache]""recpie[selinux_policy]"</text:span></text:p>
      <text:p text:style-name="P18"><text:span text:style-name="User_20_Entry"><text:span text:style-name="T33">El comando anterior lo que está entre corchetes, son cookbooks. Dentro de los cookboks, si no especificamos ninguna recipe (como en el comando anterior) solo se ejecutará la recipe que esté definida por defecto y las recipes a las que llame esta. Para especificar que </text:span></text:span><text:soft-page-break/><text:span text:style-name="User_20_Entry"><text:span text:style-name="T33">se ejecute una recipe dentro de un cookbook desde un run_list usamos la siguiente nomenclatura:</text:span></text:span></text:p>
      <text:p text:style-name="P41"><text:span text:style-name="User_20_Entry">run_list "recipe[base</text:span><text:span text:style-name="User_20_Entry"><text:span text:style-name="T34">::recipe</text:span></text:span><text:span text:style-name="User_20_Entry">]","recipe[apache</text:span><text:span text:style-name="User_20_Entry"><text:span text:style-name="T34">::recipe</text:span></text:span><text:span text:style-name="User_20_Entry">]""recpie[selinux_policy</text:span><text:span text:style-name="User_20_Entry"><text:span text:style-name="T34">::recipe</text:span></text:span><text:span text:style-name="User_20_Entry">]"</text:span></text:p>
      <text:p text:style-name="Text_20_body"><text:span text:style-name="User_20_Entry"/></text:p>
      <text:p text:style-name="P19"><text:span text:style-name="User_20_Entry"><text:span text:style-name="T34">Si una recipe se asigna a un nodo más de una vez, Chef sólo la ejecutará una vez.</text:span></text:span></text:p>
      <text:p text:style-name="P19"><text:span text:style-name="User_20_Entry"/></text:p>
      <text:h text:style-name="P60" text:outline-level="3"><text:span text:style-name="User_20_Entry"><text:span text:style-name="T34">Include_recipe</text:span></text:span></text:h>
      <text:p text:style-name="P19"><text:span text:style-name="User_20_Entry"><text:span text:style-name="T34">Una recipe puede llamar a otra recipe para que se ejecute desde un cookbook diferente. La nomenclatura sería la siguiente:</text:span></text:span></text:p>
      <text:p text:style-name="P19"><text:span text:style-name="User_20_Entry"><text:span text:style-name="T34">include_recipe 'cookbook_name::recipe_name'</text:span></text:span></text:p>
      <text:p text:style-name="P19"><text:span text:style-name="User_20_Entry"/></text:p>
      <text:h text:style-name="Heading_20_3" text:outline-level="3"><text:span text:style-name="User_20_Entry">Cookbooks</text:span></text:h>
      <text:p text:style-name="P20"><text:span text:style-name="User_20_Entry"><text:span text:style-name="T35">Los cookbooks pueden contener la siguiente información:</text:span></text:span></text:p>
      <text:list xml:id="list3389408103" text:style-name="L3">
        <text:list-item>
          <text:p text:style-name="P46"><text:span text:style-name="User_20_Entry"><text:span text:style-name="T35">recipes</text:span></text:span></text:p>
        </text:list-item>
        <text:list-item>
          <text:p text:style-name="P46"><text:span text:style-name="User_20_Entry"><text:span text:style-name="T35">atribute files</text:span></text:span></text:p>
        </text:list-item>
        <text:list-item>
          <text:p text:style-name="P46"><text:span text:style-name="User_20_Entry"><text:span text:style-name="T35">file descriptions</text:span></text:span></text:p>
        </text:list-item>
        <text:list-item>
          <text:p text:style-name="P46"><text:span text:style-name="User_20_Entry"><text:span text:style-name="T35">templates</text:span></text:span></text:p>
        </text:list-item>
        <text:list-item>
          <text:p text:style-name="P46"><text:span text:style-name="User_20_Entry"><text:span text:style-name="T35">Extensiones de Chef, como librerías y custom resources.</text:span></text:span></text:p>
        </text:list-item>
      </text:list>
      <text:p text:style-name="P20"><text:span text:style-name="User_20_Entry"/></text:p>
      <text:p text:style-name="P42"><text:span text:style-name="User_20_Entry"><text:span text:style-name="T36">Los cookbooks de Chef se usan para definir un escenario. Por ejemplo, un cookbook puede definir todo lo necesario para instalar y configurar un servidor web apache.</text:span></text:span></text:p>
      <text:p text:style-name="P21"><text:span text:style-name="User_20_Entry"/></text:p>
      <text:p text:style-name="P21"><text:span text:style-name="User_20_Entry"><text:span text:style-name="T36">Cada cookbook tiene que contener los siguientes ficheros:</text:span></text:span></text:p>
      <text:list xml:id="list854324880" text:style-name="L4">
        <text:list-item>
          <text:p text:style-name="P47"><text:span text:style-name="User_20_Entry"><text:span text:style-name="T10">README.md</text:span></text:span><text:span text:style-name="User_20_Entry"><text:span text:style-name="T36"> Dentro del path cookbooks/cookbookname/README.md tiene que existir un fichero con la descripción del cookbook escrito en Markdown.</text:span></text:span></text:p>
        </text:list-item>
        <text:list-item>
          <text:p text:style-name="P48"><text:span text:style-name="User_20_Entry"><text:span text:style-name="T10">metadata.rb</text:span></text:span><text:span text:style-name="User_20_Entry"><text:span text:style-name="T36"> Dentro del path cookbooks/cookbookname/metadata.rb contiene al menos:</text:span></text:span></text:p>
          <text:list>
            <text:list-item>
              <text:p text:style-name="P48"><text:soft-page-break/><text:span text:style-name="User_20_Entry"><text:span text:style-name="T37">La versión de Chef para la que está escrito el cookbook.</text:span></text:span></text:p>
            </text:list-item>
            <text:list-item>
              <text:p text:style-name="P48"><text:span text:style-name="User_20_Entry"><text:span text:style-name="T37">Las dependencias sobre otros cookbooks o sobre otras versiones del mismo cookbook. (necesario para el include_recipe)</text:span></text:span></text:p>
            </text:list-item>
            <text:list-item>
              <text:p text:style-name="P48"><text:span text:style-name="User_20_Entry"><text:span text:style-name="T37">La versión del cookbook. Los cookbooks se suben al servidor de Chef, y este es capáz de almacenar varias versiones de un mismo cookbook, por lo que es necesario que cada cookbook indique su versión.</text:span></text:span></text:p>
            </text:list-item>
          </text:list>
        </text:list-item>
      </text:list>
      <text:p text:style-name="P43"><text:span text:style-name="User_20_Entry">name 'mycookbook'</text:span></text:p>
      <text:p text:style-name="P43"><text:span text:style-name="User_20_Entry">maintainer 'The Authors'</text:span></text:p>
      <text:p text:style-name="P43"><text:span text:style-name="User_20_Entry">maintainer_email 'you@example.com'</text:span></text:p>
      <text:p text:style-name="P43"><text:span text:style-name="User_20_Entry">license 'all_rights'</text:span></text:p>
      <text:p text:style-name="P43"><text:span text:style-name="User_20_Entry">description 'Installs/configures mycookbook'</text:span></text:p>
      <text:p text:style-name="P44"><text:span text:style-name="User_20_Entry"><text:span text:style-name="T38">long_</text:span></text:span><text:span text:style-name="User_20_Entry">description 'Installs/configures mycookbook'</text:span></text:p>
      <text:p text:style-name="P43"><text:span text:style-name="User_20_Entry">version '0.1.0'</text:span></text:p>
      <text:p text:style-name="P43"><text:span text:style-name="User_20_Entry">depends 'mysql</text:span><text:span text:style-name="User_20_Entry"><text:span text:style-name="T39">_cookbook</text:span></text:span><text:span text:style-name="User_20_Entry">','&gt;=1.0'</text:span></text:p>
      <text:list xml:id="list3920473159" text:style-name="L5">
        <text:list-item>
          <text:p text:style-name="P49"><text:span text:style-name="User_20_Entry"><text:span text:style-name="T11">default.rb</text:span></text:span><text:span text:style-name="User_20_Entry"><text:span text:style-name="T40"> Esta es la recipe por defecto del cookbook que se ejecuta que se ejecuta al incluir el cookbook en un run_list. Todas las demás recipes son ignoradas, salvo que sean llamadas directemente desde run_list, o desde la default.rb usando include_recipe. Generalmente usamos este fichero para hacer la parte principal del trabajo, como instalar paquetes, o arrancar servicios. </text:span></text:span></text:p>
          <text:list>
            <text:list-item>
              <text:p text:style-name="P50"><text:span text:style-name="User_20_Entry">los siguientes dos ejemplos de run_list son equivalentes:</text:span></text:p>
              <text:list>
                <text:list-item>
                  <text:p text:style-name="P56"><text:span text:style-name="User_20_Entry">run_list "recipe[apache]</text:span></text:p>
                </text:list-item>
                <text:list-item>
                  <text:p text:style-name="P56"><text:span text:style-name="User_20_Entry">run_list "recipe[apache::</text:span><text:span text:style-name="User_20_Entry"><text:span text:style-name="T41">default]</text:span></text:span></text:p>
                </text:list-item>
              </text:list>
            </text:list-item>
          </text:list>
        </text:list-item>
      </text:list>
      <text:p text:style-name="Text_20_body"><text:span text:style-name="User_20_Entry"/></text:p>
      <text:h text:style-name="P61" text:outline-level="3"><text:span text:style-name="User_20_Entry"><text:span text:style-name="T42">Generar un Cookbook</text:span></text:span></text:h>
      <text:p text:style-name="P51"><text:span text:style-name="User_20_Entry"><text:span text:style-name="T42">El primer paso para generar un cookbook es crear un árbol de configuración vacío que luego rellenaremos con los detalles particulares del cookbook. Chef nos ayuda en esto creándonos un árbol vacío con el comando:</text:span></text:span></text:p>
      <text:p text:style-name="Code"><text:span text:style-name="User_20_Entry">chef generate</text:span><text:span text:style-name="User_20_Entry"><text:span text:style-name="T44"> cookbook</text:span></text:span><text:span text:style-name="User_20_Entry"> /path/to/cookbook/name</text:span></text:p>
      <text:p text:style-name="P22"><text:span text:style-name="User_20_Entry"><text:span text:style-name="T42">Dentro de la carpeta "name" se creará una plantilla de cookbook con nombre "name" vacía.</text:span></text:span></text:p>
      <text:p text:style-name="P23"><text:soft-page-break/><text:span text:style-name="User_20_Entry"><text:span text:style-name="T43">La estructura del cookbook creado es la siguiente:</text:span></text:span></text:p>
      <text:p text:style-name="P45"><text:span text:style-name="User_20_Entry">.</text:span></text:p>
      <text:p text:style-name="P45">├── Berksfile</text:p>
      <text:p text:style-name="P45">├── chefignore</text:p>
      <text:p text:style-name="P45">├── LICENSE</text:p>
      <text:p text:style-name="P45">├── metadata.rb</text:p>
      <text:p text:style-name="P45">├── nodes</text:p>
      <text:p text:style-name="P45">│   └── r4f1t41.mylabserver.com.json</text:p>
      <text:p text:style-name="P45">├── README.md</text:p>
      <text:p text:style-name="P45">├── recipes</text:p>
      <text:p text:style-name="P45">│   ├── default.rb</text:p>
      <text:p text:style-name="P45">│   └── learn.rb</text:p>
      <text:p text:style-name="P45">├── spec</text:p>
      <text:p text:style-name="P45">│   ├── spec_helper.rb</text:p>
      <text:p text:style-name="P45">│   └── unit</text:p>
      <text:p text:style-name="P45">│   <text:s text:c="4"/>└── recipes</text:p>
      <text:p text:style-name="P45">│   <text:s text:c="8"/>└── default_spec.rb</text:p>
      <text:p text:style-name="P45">└── test</text:p>
      <text:p text:style-name="P45"><text:s text:c="4"/>└── smoke</text:p>
      <text:p text:style-name="P45"><text:s text:c="8"/>└── default</text:p>
      <text:p text:style-name="P45"><text:s text:c="12"/>└── default_test.rb</text:p>
      <text:h text:style-name="P64" text:outline-level="2"/>
      <text:h text:style-name="P66" text:outline-level="2">Chef Server</text:h>
      <text:h text:style-name="P62" text:outline-level="3">Primera ejecución y configuración</text:h>
      <text:p text:style-name="P24">Una vez hayamos descargado e instalado el paquete "chef-server-core" para nuestra distribución, ejecutamos el comando </text:p>
      <text:p text:style-name="Code">chef-server-ctl rec<text:span text:style-name="T45">o</text:span>nfigure</text:p>
      <text:p text:style-name="P25">Una vez que el comando de configuración ha terminado podemos empezar a personalizar la instalación. Uno de los primeros pasos sería crear un usuario, para lo que podemos usar el siguiente comando.</text:p>
      <text:p text:style-name="Code">chef-server-ctl user-create username firstname lastname email 'password' --filename user-rsa.key</text:p>
      <text:p text:style-name="P26">La opción --filename nos deja especificar un fichero donde se guardará la clave RSA del usuario que acabamos de crear.</text:p>
      <text:p text:style-name="P26">A continuación creamos una organización. Una organización es donde se almacenarán todas las recetas, cookbooks, nodos, etc... que generemos.</text:p>
      <text:p text:style-name="Code">chef-server-ctl org-create short_name 'Full org name.' --association_user username --filename orgname-validator.pem</text:p>
      <text:p text:style-name="P27">A la hora de nombrar la organización, tener en cuenta que es necesario que el nombre comience por un número o por minúscula y que ha de ser menor de 256 caracteres.</text:p>
      <text:p text:style-name="P27">Para controlar el servidor, instalamos gui web con el comando:</text:p>
      <text:p text:style-name="Code">chef-server-ctl install chef-manage</text:p>
      <text:p text:style-name="P28">Una vez instalado, lo reconfiguramos con el comando:</text:p>
      <text:p text:style-name="Code">chef-manage-ctl reconfigure</text:p>
      <text:p text:style-name="P29">Una vez hecho esto podemos conectarnos a la web de administración de chef en:</text:p>
      <text:p text:style-name="P29">http://servername/login</text:p>
      <text:h text:style-name="P63" text:outline-level="3">Configuración de una workstation</text:h>
      <text:p text:style-name="P30">Una vez nos hemos creado el chef server y podemos acceder a la consola web, seleccionando la organización deseada dentro de administración, en un principio sólo habrá una, en el panel de la izquierda pinchamos en "Starter Kit". Ahí encontramos un botón desde el que nos podemos descargar el starter kit.</text:p>
      <text:p text:style-name="P30">Una vez descargado el stareter kit, lo subimos al equipo que queramos usar como workstation y lo descomprimimos; se nos creará un árbol de directorios dentro de una carpeta llamada "chef-repo".</text:p>
      <text:p text:style-name="P30"><text:soft-page-break/>En chef-repo/.chef tenemos el archivo con nuestra clave privada, y el fichero knife.rb que contiene la configuración de la herramienta de administración de chef "knife"<text:span text:style-name="T46">.</text:span></text:p>
      <text:p text:style-name="P31">Para poder usar la herramienta knife, antes tenemos que importar sus certificados con el comando:</text:p>
      <text:p text:style-name="Code">sudo knife ssl fetch</text:p>
      <text:p text:style-name="Text_20_body">Una vez configurada la herramienta la podemos empezar a usar. La herramienta knife <text:span text:style-name="T49">la usaremos cuando queramos comunicarnos con el chef server, como por ejemplo para subir un cookbook al server:</text:span></text:p>
      <text:p text:style-name="Code">knife cookbook upload cookbookName</text:p>
      <text:h text:style-name="P65" text:outline-level="2">Configuración inicial de un nodo</text:h>
      <text:p text:style-name="P32">Una vez que tenemos nuestro chef server y nuestra workstation configuradas, podemos empezar a configurar nodos desde nuestra workstation.</text:p>
      <text:p text:style-name="P32">Para esto usaremos el siguiente comando<text:span text:style-name="T48"> desde la carpeta donde hemos descomprimido el starter kit</text:span>:</text:p>
      <text:p text:style-name="Code"><text:span text:style-name="T48">chef-repo]$ </text:span>knife bootstrap ip.addr -N nombreNodo<text:span text:style-name="T47"> --ssh-user username --sudo</text:span></text:p>
      <text:p text:style-name="P33">Si no usamos -N nombreNodo para poner nombre al nodo, y nos estamos conectando usando el "organization-validator.key" por defecto el nombre del nodo será el hostname del nodo. Si no nos estamos conectando con el "organization-validator.key"<text:span text:style-name="T47"> el comando nos dará error y nos obligará a usar -N.</text:span></text:p>
      <text:p text:style-name="P34">El modificadore <text:span text:style-name="T8">--ssh-user</text:span> especifica el usuario mediante el que nos conectaremos, y el comando <text:span text:style-name="T8">--sudo</text:span> indica a knife que el usuario que usamos necesita sudo para obtener privilegios de administrador.</text:p>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Oblicua"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DejaVu Sans Condensed" fo:font-family="'DejaVu Sans Condensed'" style:font-family-generic="swiss" style:font-pitch="variable" officeooo:rsid="001337f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 style:family="paragraph" style:parent-style-name="Text_20_body">
      <style:paragraph-properties style:writing-mode="page"/>
      <style:text-properties style:font-name="DejaVu Sans Mono" fo:font-family="'DejaVu Sans Mono'" style:font-style-name="Oblicua" style:font-family-generic="modern" style:font-pitch="fixed" fo:font-size="10pt" fo:font-style="oblique" fo:font-weight="bold" officeooo:rsid="001337fc"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User_20_Entry" style:display-name="User Entry"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20:46:13.696816829</meta:creation-date>
    <meta:generator>LibreOffice/5.4.2.2.0$Linux_X86_64 LibreOffice_project/40m0$Build-2</meta:generator>
    <dc:date>2017-11-07T21:28:16.899782981</dc:date>
    <meta:editing-duration>PT5H54M34S</meta:editing-duration>
    <meta:editing-cycles>51</meta:editing-cycles>
    <meta:document-statistic meta:table-count="0" meta:image-count="0" meta:object-count="0" meta:page-count="10" meta:paragraph-count="186" meta:word-count="1920" meta:character-count="12568" meta:non-whitespace-character-count="10791"/>
  </office:meta>
</office:document-meta>
</file>